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March 7, 2022 (12:56: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h text:style-name="Heading_20_3" text:outline-level="3"><text:bookmark-start text:name="using-the-graphical-interface"/>Using the graphical interface<text:bookmark-end text:name="using-the-graphical-interface"/></text:h>
      <text:p text:style-name="First_20_paragraph">Normally, a simple <text:a xlink:type="simple" xlink:href="https://www.wikihow.com/Unzip-Files-in-Linux" office:name=""><text:span text:style-name="Definition">right click and choose “Extract” or “Open with Ark”</text:span></text:a> should do it.</text:p>
      <text:h text:style-name="Heading_20_3" text:outline-level="3"><text:bookmark-start text:name="using-the-command-line"/>Using the Command-Line<text:bookmark-end text:name="using-the-command-line"/></text:h>
      <text:p text:style-name="First_20_paragraph">Navigate to your command-line interface and run the following command (as a normal user, as indicated by <text:span text:style-name="NormalTok">$</text:span>):</text:p>
      <text:p text:style-name="P1">$ unzip [FileName].zip</text:p>
      <text:p text:style-name="First_20_paragraph">where “[FileName].zip” is the name of the zip file.</text:p>
      <text:h text:style-name="Heading_20_2" text:outline-level="2"><text:bookmark-start text:name="macos"/>macOS<text:bookmark-end text:name="macos"/></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2">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text:p>
      <text:h text:style-name="Heading_20_2" text:outline-level="2"><text:bookmark-start text:name="linux-1"/>Linux<text:bookmark-end text:name="linux-1"/></text:h>
      <text:h text:style-name="Heading_20_3" text:outline-level="3"><text:bookmark-start text:name="using-the-graphical-interface-1"/>Using the graphical interface<text:bookmark-end text:name="using-the-graphical-interface-1"/></text:h>
      <text:p text:style-name="First_20_paragraph">Normally, a simple <text:a xlink:type="simple" xlink:href="https://www.wikihow.com/Make-a-Zip-File-in-Linux" office:name=""><text:span text:style-name="Definition">right click and choose “Compress”</text:span></text:a> should do it.</text:p>
      <text:h text:style-name="Heading_20_3" text:outline-level="3"><text:bookmark-start text:name="using-the-command-line-1"/>Using the Command-Line<text:bookmark-end text:name="using-the-command-line-1"/></text:h>
      <text:p text:style-name="First_20_paragraph">Navigate to your command-line interface and run the following command (as a normal user, as indicated by <text:span text:style-name="NormalTok">$</text:span>):</text:p>
      <text:p text:style-name="P3">$ zip -r [ZipFileName].zip [FileName]</text:p>
      <text:p text:style-name="First_20_paragraph">where “[ZipFileName].zip” is the name you want for the zip file, and “[FileName]” for the folder you want to zip.</text:p>
      <text:h text:style-name="Heading_20_2" text:outline-level="2"><text:bookmark-start text:name="macos-1"/>macOS<text:bookmark-end text:name="macos-1"/></text:h>
      <text:p text:style-name="First_20_paragraph">Navigate to your file explorer and go to where your solution is stored on your system, the default file path being:</text:p>
      <text:p text:style-name="P4">[UserName]\source\repos</text:p>
      <text:p text:style-name="First_20_paragraph">where “[UserName]” is your Mac username. Right-click on the folder that you want to zip up and click on the “Compress the Folder” op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7:56:09Z</meta:creation-date>
    <dc:date>2022-03-07T17:56:09Z</dc:date>
    <meta:user-defined meta:name="date" meta:value-type="string">March   7, 2022 (12:56: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